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rsid="113240ec" officeooo:paragraph-rsid="175617a0"/>
    </style:style>
    <style:style style:name="P7" style:family="paragraph" style:parent-style-name="Text_20_body">
      <style:text-properties officeooo:rsid="19e924d5" officeooo:paragraph-rsid="17583cf0"/>
    </style:style>
    <style:style style:name="P8" style:family="paragraph" style:parent-style-name="Text_20_body">
      <style:text-properties fo:font-style="italic" officeooo:rsid="19e924d5" officeooo:paragraph-rsid="17583cf0" style:font-style-asian="italic" style:font-style-complex="italic"/>
    </style:style>
    <style:style style:name="P9" style:family="paragraph" style:parent-style-name="Text_20_body">
      <style:text-properties officeooo:rsid="168f1360" officeooo:paragraph-rsid="17583cf0"/>
    </style:style>
    <style:style style:name="P1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6pt" officeooo:rsid="1754527c" officeooo:paragraph-rsid="1754527c" style:font-size-asian="26pt" style:font-size-complex="26pt"/>
    </style:style>
    <style:style style:name="P16" style:family="paragraph" style:parent-style-name="Example_20_Header">
      <style:text-properties officeooo:paragraph-rsid="0ce95318"/>
    </style:style>
    <style:style style:name="P17" style:family="paragraph" style:parent-style-name="Example_20_Header">
      <style:text-properties officeooo:paragraph-rsid="17583cf0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" style:family="paragraph" style:parent-style-name="Example">
      <style:text-properties officeooo:paragraph-rsid="17583cf0"/>
    </style:style>
    <style:style style:name="P21" style:family="paragraph" style:parent-style-name="Heading_20_2">
      <style:text-properties officeooo:paragraph-rsid="17583cf0"/>
    </style:style>
    <style:style style:name="P22" style:family="paragraph" style:parent-style-name="Heading_20_2">
      <style:text-properties officeooo:paragraph-rsid="175617a0"/>
    </style:style>
    <style:style style:name="P23" style:family="paragraph" style:parent-style-name="Heading_20_2">
      <style:text-properties officeooo:rsid="168f1360" officeooo:paragraph-rsid="17583cf0"/>
    </style:style>
    <style:style style:name="P24" style:family="paragraph" style:parent-style-name="Heading_20_2">
      <style:text-properties officeooo:rsid="1491aa26" officeooo:paragraph-rsid="175865d1"/>
    </style:style>
    <style:style style:name="P25" style:family="paragraph" style:parent-style-name="Heading_20_1">
      <style:text-properties officeooo:paragraph-rsid="17583cf0"/>
    </style:style>
    <style:style style:name="P26" style:family="paragraph" style:parent-style-name="Heading_20_1">
      <style:paragraph-properties fo:break-before="page"/>
      <style:text-properties officeooo:rsid="139f6ca3" officeooo:paragraph-rsid="108bcbf7"/>
    </style:style>
    <style:style style:name="P27" style:family="paragraph" style:parent-style-name="Example" style:list-style-name="L5">
      <style:text-properties officeooo:paragraph-rsid="175617a0"/>
    </style:style>
    <style:style style:name="P28" style:family="paragraph" style:parent-style-name="Example" style:list-style-name="L5">
      <style:text-properties officeooo:rsid="175617a0" officeooo:paragraph-rsid="175617a0"/>
    </style:style>
    <style:style style:name="P29" style:family="paragraph" style:parent-style-name="Text_20_body" style:master-page-name="Standard">
      <style:paragraph-properties fo:text-align="end" style:justify-single-word="false" style:page-number="auto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rsid="174b538c" officeooo:paragraph-rsid="174b538c"/>
    </style:style>
    <style:style style:name="P32" style:family="paragraph" style:parent-style-name="Text_20_body" style:list-style-name="L1">
      <style:text-properties officeooo:rsid="174b9578" officeooo:paragraph-rsid="174b9578"/>
    </style:style>
    <style:style style:name="P33" style:family="paragraph" style:parent-style-name="Text_20_body" style:list-style-name="L2">
      <style:text-properties officeooo:rsid="19e924d5" officeooo:paragraph-rsid="17583cf0"/>
    </style:style>
    <style:style style:name="P34" style:family="paragraph" style:parent-style-name="Text_20_body" style:list-style-name="L3">
      <style:text-properties officeooo:rsid="19e924d5" officeooo:paragraph-rsid="17583cf0"/>
    </style:style>
    <style:style style:name="P35" style:family="paragraph" style:parent-style-name="Text_20_body" style:list-style-name="L4">
      <style:text-properties fo:language="cs" fo:country="CZ" officeooo:rsid="172b80ff" officeooo:paragraph-rsid="175617a0"/>
    </style:style>
    <style:style style:name="P36" style:family="paragraph" style:parent-style-name="Text_20_body">
      <style:text-properties officeooo:rsid="168f1a41" officeooo:paragraph-rsid="17583cf0"/>
    </style:style>
    <style:style style:name="P37" style:family="paragraph" style:parent-style-name="Text_20_body">
      <style:text-properties officeooo:rsid="14622d68" officeooo:paragraph-rsid="175865d1"/>
    </style:style>
    <style:style style:name="P38" style:family="paragraph" style:parent-style-name="Text_20_body">
      <style:text-properties officeooo:rsid="1459182d" officeooo:paragraph-rsid="175865d1"/>
    </style:style>
    <style:style style:name="P39" style:family="paragraph" style:parent-style-name="Text_20_body" style:list-style-name="L6">
      <style:text-properties officeooo:rsid="146981d0" officeooo:paragraph-rsid="175865d1"/>
    </style:style>
    <style:style style:name="P40" style:family="paragraph" style:parent-style-name="Text_20_body" style:list-style-name="L6">
      <style:text-properties officeooo:rsid="146a8afe" officeooo:paragraph-rsid="175865d1"/>
    </style:style>
    <style:style style:name="P41" style:family="paragraph" style:parent-style-name="Text_20_body" style:list-style-name="L6">
      <style:text-properties officeooo:rsid="148adcd8" officeooo:paragraph-rsid="175865d1"/>
    </style:style>
    <style:style style:name="P42" style:family="paragraph" style:parent-style-name="Text_20_body" style:list-style-name="L6">
      <style:text-properties officeooo:rsid="1471d6ba" officeooo:paragraph-rsid="175865d1"/>
    </style:style>
    <style:style style:name="P43" style:family="paragraph" style:parent-style-name="Text_20_body" style:list-style-name="L8">
      <style:text-properties officeooo:rsid="14628ac9" officeooo:paragraph-rsid="175865d1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officeooo:rsid="136b6dd9"/>
    </style:style>
    <style:style style:name="T5" style:family="text">
      <style:text-properties officeooo:rsid="174b9a06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officeooo:rsid="11354dcd" style:font-style-asian="italic" style:font-style-complex="italic"/>
    </style:style>
    <style:style style:name="T8" style:family="text">
      <style:text-properties fo:language="cs" fo:country="CZ" fo:font-style="italic" officeooo:rsid="18ecaf8e" style:font-style-asian="italic" style:font-style-complex="italic"/>
    </style:style>
    <style:style style:name="T9" style:family="text">
      <style:text-properties fo:language="cs" fo:country="CZ" officeooo:rsid="11354dcd"/>
    </style:style>
    <style:style style:name="T10" style:family="text">
      <style:text-properties fo:language="cs" fo:country="CZ" officeooo:rsid="18ecaf8e"/>
    </style:style>
    <style:style style:name="T11" style:family="text">
      <style:text-properties fo:language="cs" fo:country="CZ" officeooo:rsid="0dfa8c96"/>
    </style:style>
    <style:style style:name="T12" style:family="text">
      <style:text-properties fo:language="cs" fo:country="CZ" officeooo:rsid="12a7fb9d"/>
    </style:style>
    <style:style style:name="T13" style:family="text">
      <style:text-properties fo:language="cs" fo:country="CZ" officeooo:rsid="119bf22f"/>
    </style:style>
    <style:style style:name="T14" style:family="text">
      <style:text-properties fo:language="cs" fo:country="CZ" officeooo:rsid="172a2339"/>
    </style:style>
    <style:style style:name="T15" style:family="text">
      <style:text-properties fo:language="cs" fo:country="CZ" officeooo:rsid="11729fe3"/>
    </style:style>
    <style:style style:name="T16" style:family="text">
      <style:text-properties fo:language="cs" fo:country="CZ" officeooo:rsid="11326cea"/>
    </style:style>
    <style:style style:name="T17" style:family="text">
      <style:text-properties fo:language="cs" fo:country="CZ" officeooo:rsid="172d8050"/>
    </style:style>
    <style:style style:name="T18" style:family="text">
      <style:text-properties fo:language="cs" fo:country="CZ" officeooo:rsid="119dffd6"/>
    </style:style>
    <style:style style:name="T19" style:family="text">
      <style:text-properties fo:language="cs" fo:country="CZ" officeooo:rsid="19e9d31a"/>
    </style:style>
    <style:style style:name="T20" style:family="text">
      <style:text-properties fo:language="cs" fo:country="CZ" officeooo:rsid="168f2556"/>
    </style:style>
    <style:style style:name="T21" style:family="text">
      <style:text-properties fo:language="cs" fo:country="CZ" officeooo:rsid="148dd3f0"/>
    </style:style>
    <style:style style:name="T22" style:family="text">
      <style:text-properties officeooo:rsid="19e9d31a"/>
    </style:style>
    <style:style style:name="T23" style:family="text">
      <style:text-properties officeooo:rsid="19f9fedf"/>
    </style:style>
    <style:style style:name="T24" style:family="text">
      <style:text-properties officeooo:rsid="19ecf72a"/>
    </style:style>
    <style:style style:name="T25" style:family="text">
      <style:text-properties officeooo:rsid="19eabf15"/>
    </style:style>
    <style:style style:name="T26" style:family="text">
      <style:text-properties officeooo:rsid="19ec4ee6"/>
    </style:style>
    <style:style style:name="T27" style:family="text">
      <style:text-properties officeooo:rsid="168f1a41"/>
    </style:style>
    <style:style style:name="T28" style:family="text">
      <style:text-properties officeooo:rsid="168f1360"/>
    </style:style>
    <style:style style:name="T29" style:family="text">
      <style:text-properties officeooo:rsid="1472d16f"/>
    </style:style>
    <style:style style:name="T30" style:family="text">
      <style:text-properties officeooo:rsid="14733f62"/>
    </style:style>
    <style:style style:name="T31" style:family="text">
      <style:text-properties officeooo:rsid="1488cbe6"/>
    </style:style>
    <style:style style:name="T32" style:family="text">
      <style:text-properties officeooo:rsid="14890a87"/>
    </style:style>
    <style:style style:name="T33" style:family="text">
      <style:text-properties officeooo:rsid="147271f5"/>
    </style:style>
    <style:style style:name="T34" style:family="text">
      <style:text-properties officeooo:rsid="146ba6df"/>
    </style:style>
    <style:style style:name="T35" style:family="text">
      <style:text-properties officeooo:rsid="1471d6ba"/>
    </style:style>
    <style:style style:name="T36" style:family="text">
      <style:text-properties fo:font-weight="bold" officeooo:rsid="146d7bf0" style:font-weight-asian="bold" style:font-weight-complex="bold"/>
    </style:style>
    <style:style style:name="T37" style:family="text">
      <style:text-properties fo:font-weight="bold" officeooo:rsid="146ebf31" style:font-weight-asian="bold" style:font-weight-complex="bold"/>
    </style:style>
    <style:style style:name="T38" style:family="text">
      <style:text-properties fo:font-weight="bold" officeooo:rsid="17d61f14" style:font-weight-asian="bold" style:font-weight-complex="bold"/>
    </style:style>
    <style:style style:name="T39" style:family="text">
      <style:text-properties officeooo:rsid="146d7bf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5"/>
      <text:p text:style-name="Text_20_body"/>
      <text:p text:style-name="Text_20_body"/>
      <text:p text:style-name="P14">Dakara</text:p>
      <text:p text:style-name="P10"/>
      <text:p text:style-name="P10"/>
      <text:p text:style-name="P15">campaign</text:p>
      <text:p text:style-name="P15"/>
      <text:p text:style-name="P15">Rozšiřující příručka ke hře Dakara: dungeoncraw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Společenská hra na prožívání příběhů</text:p>
      <text:p text:style-name="P12"/>
      <text:p text:style-name="P13"/>
      <text:p text:style-name="P3">Michal Světlý</text:p>
      <text:p text:style-name="P1"/>
      <text:p text:style-name="P1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9"><text:a xlink:type="simple" xlink:href="#__RefHeading___Toc2946_901242990" text:style-name="Internet_20_link" text:visited-style-name="Internet_20_link">TODO:</text:a><text:tab/>3</text:p>
        </text:index-body>
      </text:table-of-content>
      <text:p text:style-name="P16"/>
      <text:p text:style-name="P4"/>
      <text:p text:style-name="P2">Verze 0.<text:span text:style-name="T4">0.35</text:span></text:p>
      <text:p text:style-name="P16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6" text:outline-level="1"><text:bookmark-start text:name="__RefHeading___Toc2946_901242990"/>TODO:<text:bookmark-end text:name="__RefHeading___Toc2946_901242990"/></text:h>
      <text:list xml:id="list272930827" text:style-name="L1">
        <text:list-item>
          <text:p text:style-name="P31">Kampaňová pravidla – stupně profesionality v boji</text:p>
          <text:list>
            <text:list-item>
              <text:p text:style-name="P30">Základní výcvik: +0  (řadoví vojáci a žoldáci, obyčejní lidé)</text:p>
            </text:list-item>
            <text:list-item>
              <text:p text:style-name="P30">Pokročilý výcvik: +1 (veteráni)</text:p>
            </text:list-item>
            <text:list-item>
              <text:p text:style-name="P30">Excelentní výcvik: +2 (elitní garda)</text:p>
            </text:list-item>
            <text:list-item>
              <text:p text:style-name="P30">Mistrovský výcvik: +3 (mistr šermu)</text:p>
              <text:p text:style-name="P32">Postavy nemají bojový výcvik ani čas na to, aby si jím prošly. Díky moci načerpané z krystalů <text:span text:style-name="T5">získávají nadlidské schopnosti: Jsou mnohem silnější, rychlejší a mají silnější duševní schopnosti než obyčejní lidé.</text:span></text:p>
            </text:list-item>
          </text:list>
        </text:list-item>
      </text:list>
      <text:h text:style-name="P25" text:outline-level="1">Boj</text:h>
      <text:h text:style-name="P21" text:outline-level="2">Kdy se počítá jaká vlastnost</text:h>
      <text:p text:style-name="P7">Jakou vlastnost si počítáš se kterou zbraní <text:span text:style-name="T23">nebo kouzlem</text:span> je napsáno v deníku postavy případně <text:span text:style-name="T23">kartě tohoto kouzla nebo zbraně</text:span>.</text:p>
      <text:p text:style-name="P8">Útok</text:p>
      <text:list xml:id="list3661727407" text:style-name="L2">
        <text:list-item>
          <text:p text:style-name="P33">S lehkými zbraněmi si můžeš vybrat mezi Silou a Finesou.</text:p>
          <text:list>
            <text:list-item>
              <text:p text:style-name="P33">Když máš dvě lehké zbraně, můžeš si vybrat mezi Silou a Finesou.</text:p>
            </text:list-item>
            <text:list-item>
              <text:p text:style-name="P33">Když máš štít a lehkou zbraň, můžeš si vybrat mezi Silou a Finesou.</text:p>
            </text:list-item>
          </text:list>
        </text:list-item>
        <text:list-item>
          <text:p text:style-name="P33">S těžkými zbraněmi si počítáš Sílu</text:p>
          <text:list>
            <text:list-item>
              <text:p text:style-name="P33">Když máš dvě zbraně a alespoň jedna z nich je těžká, počítáš si Sílu.</text:p>
            </text:list-item>
            <text:list-item>
              <text:p text:style-name="P33">Když máš štít a těžkou zbraň, počítáš si Sílu.</text:p>
            </text:list-item>
          </text:list>
        </text:list-item>
        <text:list-item>
          <text:p text:style-name="P33">Při kouzlení, ať už ze svitků nebo z předmětů (kouzelné hůlky, hole a podobně) si vždycky počítáš Duši.</text:p>
        </text:list-item>
      </text:list>
      <text:p text:style-name="P8">Obrana</text:p>
      <text:p text:style-name="P7"><text:span text:style-name="T24">Následující</text:span> se týká pouze hodu na obranu – když útočníka ohrožuješ, tak si proti němu házíš na útok.</text:p>
      <text:list xml:id="list180743041283426" text:continue-numbering="true" text:style-name="L2">
        <text:list-item>
          <text:p text:style-name="P33">Proti útoku zblízka se bráníš stejně, jako kdybys na něj útočil (<text:span text:style-name="T25">házíš si jako na útok</text:span> zbraní), ale nemůžeš ho zranit.</text:p>
        </text:list-item>
        <text:list-item>
          <text:p text:style-name="P33"><text:soft-page-break/>Proti střelbě se uhýbá Finesou. Když máš štít, můžeš si vybrat mezi Silou a Finesou a za štít <text:span text:style-name="T26">si</text:span> počítáš +<text:span text:style-name="T26">1</text:span>.</text:p>
        </text:list-item>
        <text:list-item>
          <text:p text:style-name="P33">Čím se proti kouzlu brání je vždy napsáno na jeho kartě (platí to jen při hodu na Obranu. Když kouzelníka ohrožuješ, tak si proti němu házíš na útok).</text:p>
          <text:list>
            <text:list-item>
              <text:p text:style-name="P33">Když kouzlo vytvoří nějaký projektil, kterému jde uhnout, brání se před ním Finesou.</text:p>
            </text:list-item>
            <text:list-item>
              <text:p text:style-name="P33">Když jde o fyzický útok a uhnout nejde (třeba když kouzlo zapálí určený cíl), brání se před ním Silou.</text:p>
            </text:list-item>
            <text:list-item>
              <text:p text:style-name="P33">Když kouzlo působí na duši nebo na mysl, brání se proti němu Duší.</text:p>
            </text:list-item>
          </text:list>
        </text:list-item>
      </text:list>
      <text:p text:style-name="P8">Ostatní akce</text:p>
      <text:p text:style-name="P7">U některých akcí je přímo napsané, čím se hází, ale obecně se řiď tím, <text:span text:style-name="T22">jak je akce popsaná a co podle toho dává největší smysl</text:span>:</text:p>
      <text:list xml:id="list1620815216" text:style-name="L3">
        <text:list-item>
          <text:p text:style-name="P34">Když se s někým přetlačuješ, bude to nejspíš Síla.</text:p>
        </text:list-item>
        <text:list-item>
          <text:p text:style-name="P34"><text:span text:style-name="T9">Když se snažíš uhnout, </text:span><text:span text:style-name="T19">nebo se třeba z něčeho vykroutit švihem a šikovností,</text:span><text:span text:style-name="T9"> bude to nejspíš Finesa.</text:span></text:p>
        </text:list-item>
      </text:list>
      <text:h text:style-name="Heading_20_1" text:outline-level="1">Vedení hry</text:h>
      <text:h text:style-name="P22" text:outline-level="2"><text:span text:style-name="T11">N</text:span><text:span text:style-name="T6">áhodný hod</text:span></text:h>
      <text:p text:style-name="P6"><text:span text:style-name="T10">K</text:span><text:span text:style-name="T12">dyž chce</text:span><text:span text:style-name="T10">š</text:span><text:span text:style-name="T6"> </text:span><text:span text:style-name="T13">nestranně</text:span><text:span text:style-name="T6"> rozhodnout něco, co </text:span><text:span text:style-name="T14">postavy nemohou nijak ovlivnit, </text:span><text:span text:style-name="T10">můžeš použít náhodný hod:</text:span></text:p>
      <text:list xml:id="list1396446465" text:style-name="L4">
        <text:list-item>
          <text:p text:style-name="P35">Na náhodu se hází 1k6 a nic se k tomu nepřičítá.</text:p>
        </text:list-item>
      </text:list>
      <text:p text:style-name="P6"><text:span text:style-name="T10">Nezapomeň v</text:span><text:span text:style-name="T15">ždy</text:span><text:span text:style-name="T16"> před hodem </text:span><text:span text:style-name="T17">nahlas ř</text:span><text:span text:style-name="T10">íct</text:span><text:span text:style-name="T16">, co budou znamenat jednotlivé výsledky:</text:span></text:p>
      <text:list xml:id="list1672303940" text:style-name="L5">
        <text:list-item>
          <text:p text:style-name="P27"><text:span text:style-name="T7">Hráč:</text:span><text:span text:style-name="T9"> </text:span><text:span text:style-name="T6">„Jaké je zrovna počasí?“<text:line-break/></text:span><text:span text:style-name="T7">P</text:span><text:span text:style-name="T8">án jeskyně</text:span><text:span text:style-name="T7">:</text:span><text:span text:style-name="T9"> </text:span><text:span text:style-name="T6">„</text:span><text:span text:style-name="T18">Nevím, hodím si. </text:span><text:span text:style-name="T6">Jednička – je krásně, šestka – je bouřka.“</text:span></text:p>
        </text:list-item>
        <text:list-item>
          <text:p text:style-name="P28"><text:span text:style-name="T7">Hráč:</text:span><text:span text:style-name="T9"> </text:span><text:span text:style-name="T6">„</text:span><text:span text:style-name="T9">Je v téhle vesnici zbrojíř?“<text:line-break/></text:span><text:span text:style-name="T7">P</text:span><text:span text:style-name="T8">án jeskyně</text:span><text:span text:style-name="T7">:</text:span><text:span text:style-name="T9"> „To není moc pravděpodobné – </text:span><text:span text:style-name="T10">když padne jednička</text:span><text:span text:style-name="T9">.“</text:span></text:p>
        </text:list-item>
      </text:list>
      <text:h text:style-name="P23" text:outline-level="2">Podporuj nápady hráčů, <text:span text:style-name="T27">ale usměrňuj je</text:span></text:h>
      <text:p text:style-name="P9">Hráče určitě napadne spousta věcí, které nejsou v pravidel ani v popisu dobrodružství. Takové věci rozhodně podporuj!</text:p>
      <text:p text:style-name="P17">Příklad:</text:p>
      <text:p text:style-name="P20">Když si bude třeba hráč chtít ochočit mládě huňáče, rozhodne mu to nezakazuj. Žádná pravidla pro něco takového nejsou, takže budeš muset improvizovat. Můžeš z jeho chycení udělat třeba malou minihru, <text:span text:style-name="T28">následně se hráče ptát, čím mládě bude živit, atd.</text:span></text:p>
      <text:p text:style-name="P36"><text:soft-page-break/><text:span text:style-name="T9">Občas hráče napadne něco, co se do hry vyloženě nehodí – třeba že </text:span><text:span text:style-name="T20">vyrobí palnou zbraň, nebo že začne šířit víru v Buddhu či jiné skutečné náboženství.<text:line-break/><text:tab/>I v takovém případě by ses měl snažit snažit hráčův nápad úplně nezazdít. Vysvětli mu, proč se to do hry nehodí, a zkus se s ním domluvit, jak to upravit, aby to zapadlo lépe – například že by to mohlo být nějaké zajímavé vylepšení kuše, nebo že půjde o jednoho ze starých bohů (a bude se samozřejmě jmenovat jinak).</text:span></text:p>
      <text:h text:style-name="P24" text:outline-level="2">Když na něco nejsou pravidla</text:h>
      <text:p text:style-name="P38">Pravidla nedávají odpověď <text:span text:style-name="T29">na každou situaci, která může při hře nastat, nebo otázku</text:span>, <text:span text:style-name="T30">jíž mohou hráči položit</text:span>. <text:span text:style-name="T31">V takových případech:</text:span></text:p>
      <text:list xml:id="list551775727" text:style-name="L6">
        <text:list-item>
          <text:p text:style-name="P39">Zvaž, jestli by nešlo použít některé z existujících pravidel, i když třeba ne<text:span text:style-name="T32">zmiňuje</text:span> přesně to, co zrovna potřebuješ.</text:p>
        </text:list-item>
        <text:list-item>
          <text:p text:style-name="P40">Když žádné použít nepůjde, nevytvářej <text:span text:style-name="T33">hned</text:span> nové <text:span text:style-name="T33">pravidlo</text:span>. Co nejjednodušším způsobem rozhodni tuhle jednu situaci. <text:span text:style-name="T34">Nové pravidlo do hry přidejte pouze pokud budete na stejnou situaci narážet opakovaně.</text:span></text:p>
        </text:list-item>
        <text:list-item>
          <text:p text:style-name="P41">Při rozhodování se zamysli:</text:p>
          <text:list>
            <text:list-item>
              <text:p text:style-name="P42">Šlo by to odehrát bez hodů?</text:p>
            </text:list-item>
            <text:list-item>
              <text:p text:style-name="P41"><text:span text:style-name="T35">Šel by použít </text:span><text:span text:style-name="T36">Náhodný hod</text:span><text:span text:style-name="T39"> nebo </text:span><text:span text:style-name="T37">H</text:span><text:span text:style-name="T36">od na </text:span><text:span text:style-name="T38">vlastnost</text:span><text:span text:style-name="T39">?</text:span></text:p>
            </text:list-item>
          </text:list>
        </text:list-item>
      </text:list>
      <text:list xml:id="list2938496116" text:style-name="L8">
        <text:list-item>
          <text:p text:style-name="P43">Nepouštějte se do dlouhých debat. Přišli jste si zahrát, ne se hádat o pravidlech.</text:p>
        </text:list-item>
      </text:list>
      <text:p text:style-name="P37"><text:span text:style-name="T20">Konečné rozhodnutí je na tobě, ale než ho uděláš, zeptej se, co si o tom myslí ostatní hráči. Obvykle je lepší vyjít jim vstříc, i když máš třeba jiný názor, protože pro ně je to, co se ve hře děje, mnohem osobnější – na </text:span><text:span text:style-name="T21">tvém</text:span><text:span text:style-name="T20"> rozhodnutí mohou ostatně záviset životy jejich </text:span><text:soft-page-break/><text:span text:style-name="T20">postav.<text:line-break/><text:tab/>Na svém trvej pouze v případě, že to vyplývá <text:s/>z něčeho, o čem hráči ještě nevědí. Nemusíš prozrazovat, o co se přesně jedná, ale určitě jim řekni, že takový důvod existuj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5T18:07:42.560000000</dc:date>
    <meta:print-date>2113-01-01T00:00:00</meta:print-date>
    <meta:editing-cycles>10892</meta:editing-cycles>
    <meta:editing-duration>P33DT24M44S</meta:editing-duration>
    <meta:generator>LibreOffice/6.0.5.2$Windows_X86_64 LibreOffice_project/54c8cbb85f300ac59db32fe8a675ff7683cd5a16</meta:generator>
    <meta:document-statistic meta:table-count="0" meta:image-count="0" meta:object-count="0" meta:page-count="9" meta:paragraph-count="64" meta:word-count="848" meta:character-count="4888" meta:non-whitespace-character-count="4122"/>
  </office:meta>
</office:document-meta>
</file>